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fo:language="de" fo:country="DE" officeooo:paragraph-rsid="00133424"/>
    </style:style>
    <style:style style:name="P2" style:family="paragraph" style:parent-style-name="Standard">
      <style:paragraph-properties style:writing-mode="lr-tb"/>
      <style:text-properties fo:language="de" fo:country="DE" officeooo:paragraph-rsid="001544ea"/>
    </style:style>
    <style:style style:name="T1" style:family="text">
      <style:text-properties style:font-name="serif" fo:font-size="15pt"/>
    </style:style>
    <style:style style:name="T2" style:family="text">
      <style:text-properties style:font-name="serif" fo:font-size="15pt" officeooo:rsid="001544ea"/>
    </style:style>
    <style:style style:name="T3" style:family="text">
      <style:text-properties style:font-name="serif" fo:font-size="15pt" officeooo:rsid="001544ea" style:font-size-asian="15pt" style:font-size-complex="15pt"/>
    </style:style>
    <style:style style:name="T4" style:family="text">
      <style:text-properties style:font-name="serif" fo:font-size="15pt" officeooo:rsid="00185932"/>
    </style:style>
    <style:style style:name="T5" style:family="text">
      <style:text-properties style:font-name="serif" fo:font-size="12pt" officeooo:rsid="001544ea" style:font-size-asian="12pt" style:font-size-complex="12pt"/>
    </style:style>
    <style:style style:name="T6" style:family="text">
      <style:text-properties style:font-name="serif" fo:font-size="12pt" officeooo:rsid="00166784" style:font-size-asian="12pt" style:font-size-complex="12pt"/>
    </style:style>
    <style:style style:name="T7" style:family="text">
      <style:text-properties style:font-name="serif" fo:font-size="12pt" officeooo:rsid="00185932" style:font-size-asian="12pt" style:font-size-complex="12pt"/>
    </style:style>
    <style:style style:name="T8" style:family="text">
      <style:text-properties officeooo:rsid="001334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lestone 2 Relationsschema</text:span></text:p>
      <text:p text:style-name="P1"><text:line-break/><text:span text:style-name="T1">Kinosaal(Saalnummer, #Sitzplatz,</text:span> <text:span text:style-name="T1">Platzanweiser)</text:span><text:line-break/><text:tab/><text:span text:style-name="T1">PK={Saalnummer}</text:span><text:line-break/><text:tab/><text:span text:style-name="T1">FK={Platzanweiser}</text:span><text:line-break/><text:tab/><text:span text:style-name="T1">Kinosaal.Platzanweiser&lt;&gt;Platzanweiser.MANR</text:span></text:p>
      <text:p text:style-name="P1"><text:line-break/><text:span text:style-name="T1">Platz(Saalnummer,</text:span> <text:span text:style-name="T1">SitzID, Reihe, Sitz)</text:span><text:line-break/><text:tab/><text:span text:style-name="T1">PK={Saalnummer,</text:span> <text:span text:style-name="T1">SitzID}</text:span><text:line-break/><text:tab/><text:span text:style-name="T1">FK={Saalnummer}</text:span><text:line-break/><text:tab/><text:span text:style-name="T1">Platz.Saalnummer &lt;&gt; Kinosaal.Saalnummer</text:span></text:p>
      <text:p text:style-name="P1"><text:line-break/><text:span text:style-name="T1">Spielt(Saalnummer,</text:span> <text:span text:style-name="T1">Titel,</text:span> <text:span text:style-name="T1">Zeitslot)</text:span><text:line-break/><text:tab/><text:span text:style-name="T1">PK={Saalnummer,</text:span> <text:span text:style-name="T1">Titel,</text:span> <text:span text:style-name="T1">Zeitslot}</text:span><text:line-break/><text:tab/><text:span text:style-name="T1">FK={Saalnummer,</text:span> <text:span text:style-name="T1">Titel,</text:span> <text:span text:style-name="T1">Zeitslot}</text:span><text:line-break/><text:tab/><text:span text:style-name="T1">Spielt.Saalnummer&lt;&gt;Kinosaal.Saalnummer</text:span><text:line-break/><text:tab/><text:span text:style-name="T1">Spielt.Titel&lt;&gt;Film.Titel</text:span><text:line-break/><text:tab/><text:span text:style-name="T1">Spielt.Zeitslot&lt;&gt;Zeitslot.SlotID</text:span></text:p>
      <text:p text:style-name="P1"><text:span text:style-name="T1"/></text:p>
      <text:p text:style-name="P1"><text:span text:style-name="T8">- - Slot wurde als Attribut entrfernt da ein Slot eine kombination aus Datum, Uhrzeit und Saal wäre und das schon mit der Relation wiedergespiegelt wird. Des weiter wüsste ich auch nicht was für ein type ein “Slot” ist. </text:span><text:line-break/><text:span text:style-name="T1">Zeitslot(SlotID, Datum, Uhrzeit)</text:span><text:line-break/><text:tab/><text:span text:style-name="T1">PK={SlotID}</text:span></text:p>
      <text:p text:style-name="P2"><text:span text:style-name="T5">- - länge wurde hinzugefügt </text:span><text:span text:style-name="T6">um verhindern zu können das sich filme überlappen</text:span><text:line-break/><text:span text:style-name="T1">Film(Titel, Altersfreigabe, </text:span><text:span text:style-name="T2">L</text:span><text:span text:style-name="T3">änge</text:span><text:span text:style-name="T1">)</text:span><text:line-break/><text:tab/><text:span text:style-name="T1">PK={Titel}</text:span></text:p>
      <text:p text:style-name="P1"><text:line-break/><text:span text:style-name="T1">Mitarbeiter(MANR, Name, Gehalt, Erfahrung,</text:span> <text:span text:style-name="T1">Supervisor, Datum)</text:span><text:line-break/><text:tab/><text:span text:style-name="T1">PK={MANR}</text:span><text:line-break/><text:tab/><text:span text:style-name="T1">FK={Supervisor}</text:span></text:p>
      <text:p text:style-name="P1"><text:span text:style-name="T1"><text:tab/>Mitarbeiter.Supervisor&lt;&gt;Mitarbeiter.MANR</text:span></text:p>
      <text:p text:style-name="P1"><text:line-break/><text:span text:style-name="T1">Ticke</text:span><text:span text:style-name="T4">t</text:span><text:span text:style-name="T1">verkäufer(MANR, Kassa)</text:span><text:line-break/><text:tab/><text:span text:style-name="T1">PK={MANR}</text:span><text:line-break/><text:tab/><text:span text:style-name="T1">FK={MANR}</text:span><text:line-break/><text:tab/><text:span text:style-name="T1">Tickerverkäufer.MANR&lt;&gt;Mitarbeiter.MANR</text:span></text:p>
      <text:p text:style-name="P1"><text:span text:style-name="T1"/></text:p>
      <text:p text:style-name="P1"><text:span text:style-name="T7">- - noch nicht in der Datenbank da es eventuell nicht gebracht wird </text:span><text:line-break/><text:span text:style-name="T1">Techniker(MANR)</text:span><text:line-break/><text:tab/><text:span text:style-name="T1">PK={MANR}</text:span><text:line-break/><text:tab/><text:span text:style-name="T1">FK={MANR}</text:span><text:line-break/><text:tab/><text:span text:style-name="T1">Technicker.MANR&lt;&gt;Mitarbeiter.MANR</text:span></text:p>
      <text:p text:style-name="P1"><text:soft-page-break/><text:line-break/><text:span text:style-name="T1">Platzanweiser(MANR)</text:span><text:line-break/><text:tab/><text:span text:style-name="T1">PK={MANR}</text:span><text:line-break/><text:tab/><text:span text:style-name="T1">FK={MANR}</text:span><text:line-break/><text:tab/><text:span text:style-name="T1">Platzanweiser.MANR&lt;&gt;Mitarbeiter.MAN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06T19:42:43.333000000</meta:creation-date>
    <dc:date>2023-05-06T21:31:39.752000000</dc:date>
    <meta:editing-duration>PT18M5S</meta:editing-duration>
    <meta:editing-cycles>1</meta:editing-cycles>
    <meta:document-statistic meta:table-count="0" meta:image-count="0" meta:object-count="0" meta:page-count="2" meta:paragraph-count="11" meta:word-count="126" meta:character-count="1315" meta:non-whitespace-character-count="1167"/>
    <meta:generator>LibreOffice/5.2.6.2$Windows_x86 LibreOffice_project/a3100ed2409ebf1c212f5048fbe377c281438fdc</meta:generator>
  </office:meta>
</office:document-meta>
</file>